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</style:style>
    <style:style style:name="T1" style:family="text">
      <style:text-properties fo:background-color="#ffff00" loext:char-shading-value="0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64位ubuntu在安装build-essential遇到依赖问题的解决办法</text:h>
      <text:p text:style-name="P1">2015年07月18日 22:01:23 <text:a xlink:type="simple" xlink:href="https://me.csdn.net/sunranlb" office:target-frame-name="_blank" xlink:show="new" text:style-name="Internet_20_link" text:visited-style-name="Visited_20_Internet_20_Link">煮虾子</text:a> 阅读数 9179更多 </text:p>
      <text:p text:style-name="P1">分类专栏： <text:a xlink:type="simple" xlink:href="https://blog.csdn.net/sunranlb/article/category/2882949" office:target-frame-name="_blank" xlink:show="new" text:style-name="Internet_20_link" text:visited-style-name="Visited_20_Internet_20_Link">ubuntu </text:a></text:p>
      <text:section text:style-name="Sect1" text:name="article_content">
        <text:p text:style-name="P1">版权声明：本文为博主原创文章，遵循<text:a xlink:type="simple" xlink:href="http://creativecommons.org/licenses/by-sa/4.0/" office:target-frame-name="_blank" xlink:show="new" text:style-name="Internet_20_link" text:visited-style-name="Visited_20_Internet_20_Link"> CC 4.0 BY-SA </text:a>版权协议，转载请附上原文出处链接和本声明。 </text:p>
        <text:p text:style-name="P1">本文链接：<text:a xlink:type="simple" xlink:href="https://blog.csdn.net/sunranlb/article/details/46946147" text:style-name="Internet_20_link" text:visited-style-name="Visited_20_Internet_20_Link">https://blog.csdn.net/sunranlb/article/details/46946147</text:a> </text:p>
        <text:section text:style-name="Sect1" text:name="content_views">
          <text:p text:style-name="Text_20_body"><text:span text:style-name="Strong_20_Emphasis">使用系统：</text:span>ubuntu64位14.04LTS</text:p>
          <text:p text:style-name="Text_20_body"><text:span text:style-name="Strong_20_Emphasis">遇到问题：</text:span>在安装build-essential的时候</text:p>
          <text:p text:style-name="Text_20_body">终端输入sudoapt-get install build-essential</text:p>
          <text:p text:style-name="Text_20_body">报依赖错误如下：</text:p>
          <text:p text:style-name="Text_20_body">Reading package lists... Done</text:p>
          <text:p text:style-name="Text_20_body">Building dependency tree       </text:p>
          <text:p text:style-name="Text_20_body">Reading state information... Done</text:p>
          <text:p text:style-name="Text_20_body">Some packages could not be installed. This may mean that youhave</text:p>
          <text:p text:style-name="Text_20_body">requested an impossible situation or if you are using theunstable</text:p>
          <text:p text:style-name="Text_20_body">distribution that some required packages have not yet beencreated</text:p>
          <text:p text:style-name="Text_20_body">or been moved out of Incoming.</text:p>
          <text:p text:style-name="Text_20_body">The following information may help to resolve the situation:</text:p>
          <text:p text:style-name="Text_20_body"> </text:p>
          <text:p text:style-name="Text_20_body">The following packages have unmet dependencies:</text:p>
          <text:p text:style-name="Text_20_body"> build-essential :Depends: <text:span text:style-name="T1">dpkg-dev</text:span> (&gt;= 1.13.5) but itis not going to be installed</text:p>
          <text:p text:style-name="Text_20_body">E: Unable to correct problems, you have held brokenpackages.</text:p>
          <text:p text:style-name="Text_20_body"> </text:p>
          <text:p text:style-name="Text_20_body">再安装dpkg-dev</text:p>
          <text:p text:style-name="Text_20_body">终端输入sudoapt-get sintall dpkg-dev</text:p>
          <text:p text:style-name="Text_20_body">报依赖错误：</text:p>
          <text:p text:style-name="Text_20_body">Reading package lists... Done</text:p>
          <text:p text:style-name="Text_20_body">Building dependency tree       </text:p>
          <text:p text:style-name="Text_20_body">Reading state information... Done</text:p>
          <text:p text:style-name="Text_20_body"><text:soft-page-break/>Some packages could not be installed. This may mean that youhave</text:p>
          <text:p text:style-name="Text_20_body">requested an impossible situation or if you are using theunstable</text:p>
          <text:p text:style-name="Text_20_body">distribution that some required packages have not yet beencreated</text:p>
          <text:p text:style-name="Text_20_body">or been moved out of Incoming.</text:p>
          <text:p text:style-name="Text_20_body">The following information may help to resolve the situation:</text:p>
          <text:p text:style-name="Text_20_body"> </text:p>
          <text:p text:style-name="Text_20_body">The following packages have unmet dependencies:</text:p>
          <text:p text:style-name="Text_20_body"> dpkg-dev : Depends: <text:span text:style-name="T1">libdpkg-perl (= 1.17.5ubuntu5) but 1.17.5ubuntu5.3 isto be installed</text:span></text:p>
          <text:p text:style-name="Text_20_body">           Recommends: build-essential but it is not going to be installed</text:p>
          <text:p text:style-name="Text_20_body">           Recommends: fakeroot</text:p>
          <text:p text:style-name="Text_20_body">           Recommends: libalgorithm-merge-perl but it is not going to be installed</text:p>
          <text:p text:style-name="Text_20_body">E: Unable to correct problems, you have held brokenpackages.</text:p>
          <text:p text:style-name="Text_20_body"> </text:p>
          <text:p text:style-name="Text_20_body">这时候发现貌似是已经安装的libdpkg-perl的版本不对。尝试继续安装libdpkg-perl</text:p>
          <text:p text:style-name="Text_20_body">终端输入：sudoapt-get install libdpkg-perl</text:p>
          <text:p text:style-name="Text_20_body">输出：</text:p>
          <text:p text:style-name="Text_20_body">Reading package lists... Done</text:p>
          <text:p text:style-name="Text_20_body">Building dependency tree       </text:p>
          <text:p text:style-name="Text_20_body">Reading state information... Done</text:p>
          <text:p text:style-name="Text_20_body">libdpkg-perl is already the newest version.</text:p>
          <text:p text:style-name="Text_20_body">0 upgraded, 0 newly installed, 0 to remove and 0 notupgraded.</text:p>
          <text:p text:style-name="Text_20_body"> </text:p>
          <text:p text:style-name="Text_20_body">显然这个包已经被安装了，但是版本不对。</text:p>
          <text:p text:style-name="Text_20_body">所以<text:span text:style-name="Strong_20_Emphasis">解决办法</text:span>如下：</text:p>
          <text:p text:style-name="Text_20_body">1、移除libdpkg-perl这个软件：</text:p>
          <text:p text:style-name="Text_20_body"># sudo apt-get remove libdpkg-perl</text:p>
          <text:p text:style-name="Text_20_body">2、再安装libdpkg-perl：</text:p>
          <text:p text:style-name="Text_20_body"># sudo apt-get install libdpkg-perl</text:p>
          <text:p text:style-name="Text_20_body">3、再安装build-essential就可以正常安装了：</text:p>
          <text:p text:style-name="Text_20_body">#sudo apt-get install build-essential</text:p>
        </text:section>
      </text:section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6:18:52.676540757</meta:creation-date>
    <dc:date>2019-09-09T16:19:40.493229272</dc:date>
    <meta:editing-duration>PT53S</meta:editing-duration>
    <meta:editing-cycles>1</meta:editing-cycles>
    <meta:document-statistic meta:table-count="0" meta:image-count="0" meta:object-count="0" meta:page-count="3" meta:paragraph-count="58" meta:word-count="466" meta:character-count="2164" meta:non-whitespace-character-count="1888"/>
    <meta:generator>LibreOffice/5.1.2.2$Linux_X86_64 LibreOffice_project/10m0$Build-2</meta:generator>
  </office:meta>
</office:document-meta>
</file>